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24"/>
    <style:style style:name="ce4" style:family="table-cell" style:parent-style-name="Default" style:data-style-name="N124">
      <style:text-properties fo:font-weight="bold" style:font-weight-asian="bold" style:font-weight-complex="bold"/>
    </style:style>
    <style:style style:name="ce5" style:family="table-cell" style:parent-style-name="Default" style:data-style-name="N127"/>
    <style:style style:name="ce6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124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Quadratic</text:p>
          </table:table-cell>
          <table:table-cell office:value-type="string" calcext:value-type="string">
            <text:p>y=x^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 Obs</text:p>
          </table:table-cell>
          <table:table-cell table:style-name="ce1" office:value-type="string" calcext:value-type="string">
            <text:p>Diff 1</text:p>
          </table:table-cell>
          <table:table-cell table:style-name="ce1" office:value-type="string" calcext:value-type="string">
            <text:p>Diff 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0" calcext:value-type="float">
            <text:p>430</text:p>
          </table:table-cell>
          <table:table-cell table:style-name="Default" table:formula="of:=+[.B4]-[.B3]"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7" calcext:value-type="float">
            <text:p>677</text:p>
          </table:table-cell>
          <table:table-cell table:style-name="Default" table:formula="of:=+[.B5]-[.B4]" office:value-type="float" office:value="247" calcext:value-type="float">
            <text:p>247</text:p>
          </table:table-cell>
          <table:table-cell table:formula="of:=+[.C5]-[.C4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5" calcext:value-type="float">
            <text:p>945</text:p>
          </table:table-cell>
          <table:table-cell table:style-name="Default" table:formula="of:=+[.B6]-[.B5]" office:value-type="float" office:value="268" calcext:value-type="float">
            <text:p>268</text:p>
          </table:table-cell>
          <table:table-cell table:formula="of:=+[.C6]-[.C5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33" calcext:value-type="float">
            <text:p>1233</text:p>
          </table:table-cell>
          <table:table-cell table:style-name="Default" table:formula="of:=+[.B7]-[.B6]" office:value-type="float" office:value="288" calcext:value-type="float">
            <text:p>288</text:p>
          </table:table-cell>
          <table:table-cell table:formula="of:=+[.C7]-[.C6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2" calcext:value-type="float">
            <text:p>1542</text:p>
          </table:table-cell>
          <table:table-cell table:style-name="Default" table:formula="of:=+[.B8]-[.B7]" office:value-type="float" office:value="309" calcext:value-type="float">
            <text:p>309</text:p>
          </table:table-cell>
          <table:table-cell table:formula="of:=+[.C8]-[.C7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2" calcext:value-type="float">
            <text:p>1872</text:p>
          </table:table-cell>
          <table:table-cell table:style-name="Default" table:formula="of:=+[.B9]-[.B8]" office:value-type="float" office:value="330" calcext:value-type="float">
            <text:p>330</text:p>
          </table:table-cell>
          <table:table-cell table:formula="of:=+[.C9]-[.C8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24" calcext:value-type="float">
            <text:p>2224</text:p>
          </table:table-cell>
          <table:table-cell table:style-name="Default" table:formula="of:=+[.B10]-[.B9]" office:value-type="float" office:value="352" calcext:value-type="float">
            <text:p>352</text:p>
          </table:table-cell>
          <table:table-cell table:formula="of:=+[.C10]-[.C9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mean:</text:p>
          </table:table-cell>
          <table:table-cell table:style-name="ce4" table:formula="of:=+AVERAGE([.D5:.D10])" office:value-type="float" office:value="21.1666666666667" calcext:value-type="float">
            <text:p>21.166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y=x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 Obs</text:p>
          </table:table-cell>
          <table:table-cell table:style-name="ce1" office:value-type="string" calcext:value-type="string">
            <text:p>y Est</text:p>
          </table:table-cell>
          <table:table-cell table:style-name="ce1" office:value-type="string" calcext:value-type="string">
            <text:p>delta</text:p>
          </table:table-cell>
          <table:table-cell table:style-name="ce1" office:value-type="string" calcext:value-type="string">
            <text:p>Diff 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table:formula="of:=+[.$D$11]/2*[.A15]^2" office:value-type="float" office:value="10.5833333333333" calcext:value-type="float">
            <text:p>10.5833</text:p>
          </table:table-cell>
          <table:table-cell table:style-name="ce3" table:formula="of:=+[.B15]-[.C15]" office:value-type="float" office:value="194.416666666667" calcext:value-type="float">
            <text:p>194.416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0" calcext:value-type="float">
            <text:p>430</text:p>
          </table:table-cell>
          <table:table-cell table:formula="of:=+[.$D$11]/2*[.A16]^2" office:value-type="float" office:value="42.3333333333333" calcext:value-type="float">
            <text:p>42.3333</text:p>
          </table:table-cell>
          <table:table-cell table:style-name="ce3" table:formula="of:=+[.B16]-[.C16]" office:value-type="float" office:value="387.666666666667" calcext:value-type="float">
            <text:p>387.6667</text:p>
          </table:table-cell>
          <table:table-cell table:style-name="ce3" table:formula="of:=+[.D16]-[.D15]" office:value-type="float" office:value="193.25" calcext:value-type="float">
            <text:p>193.25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7" calcext:value-type="float">
            <text:p>677</text:p>
          </table:table-cell>
          <table:table-cell table:formula="of:=+[.$D$11]/2*[.A17]^2" office:value-type="float" office:value="95.25" calcext:value-type="float">
            <text:p>95.2500</text:p>
          </table:table-cell>
          <table:table-cell table:style-name="ce3" table:formula="of:=+[.B17]-[.C17]" office:value-type="float" office:value="581.75" calcext:value-type="float">
            <text:p>581.7500</text:p>
          </table:table-cell>
          <table:table-cell table:style-name="ce3" table:formula="of:=+[.D17]-[.D16]" office:value-type="float" office:value="194.083333333333" calcext:value-type="float">
            <text:p>194.08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5" calcext:value-type="float">
            <text:p>945</text:p>
          </table:table-cell>
          <table:table-cell table:formula="of:=+[.$D$11]/2*[.A18]^2" office:value-type="float" office:value="169.333333333333" calcext:value-type="float">
            <text:p>169.3333</text:p>
          </table:table-cell>
          <table:table-cell table:style-name="ce3" table:formula="of:=+[.B18]-[.C18]" office:value-type="float" office:value="775.666666666667" calcext:value-type="float">
            <text:p>775.6667</text:p>
          </table:table-cell>
          <table:table-cell table:style-name="ce3" table:formula="of:=+[.D18]-[.D17]" office:value-type="float" office:value="193.916666666667" calcext:value-type="float">
            <text:p>193.916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33" calcext:value-type="float">
            <text:p>1233</text:p>
          </table:table-cell>
          <table:table-cell table:formula="of:=+[.$D$11]/2*[.A19]^2" office:value-type="float" office:value="264.583333333333" calcext:value-type="float">
            <text:p>264.5833</text:p>
          </table:table-cell>
          <table:table-cell table:style-name="ce3" table:formula="of:=+[.B19]-[.C19]" office:value-type="float" office:value="968.416666666667" calcext:value-type="float">
            <text:p>968.4167</text:p>
          </table:table-cell>
          <table:table-cell table:style-name="ce3" table:formula="of:=+[.D19]-[.D18]" office:value-type="float" office:value="192.75" calcext:value-type="float">
            <text:p>192.75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2" calcext:value-type="float">
            <text:p>1542</text:p>
          </table:table-cell>
          <table:table-cell table:formula="of:=+[.$D$11]/2*[.A20]^2" office:value-type="float" office:value="381" calcext:value-type="float">
            <text:p>381.0000</text:p>
          </table:table-cell>
          <table:table-cell table:style-name="ce3" table:formula="of:=+[.B20]-[.C20]" office:value-type="float" office:value="1161" calcext:value-type="float">
            <text:p>1,161.0000</text:p>
          </table:table-cell>
          <table:table-cell table:style-name="ce3" table:formula="of:=+[.D20]-[.D19]" office:value-type="float" office:value="192.583333333333" calcext:value-type="float">
            <text:p>192.583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2" calcext:value-type="float">
            <text:p>1872</text:p>
          </table:table-cell>
          <table:table-cell table:formula="of:=+[.$D$11]/2*[.A21]^2" office:value-type="float" office:value="518.583333333333" calcext:value-type="float">
            <text:p>518.5833</text:p>
          </table:table-cell>
          <table:table-cell table:style-name="ce3" table:formula="of:=+[.B21]-[.C21]" office:value-type="float" office:value="1353.41666666667" calcext:value-type="float">
            <text:p>1,353.4167</text:p>
          </table:table-cell>
          <table:table-cell table:style-name="ce3" table:formula="of:=+[.D21]-[.D20]" office:value-type="float" office:value="192.416666666667" calcext:value-type="float">
            <text:p>192.416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24" calcext:value-type="float">
            <text:p>2224</text:p>
          </table:table-cell>
          <table:table-cell table:formula="of:=+[.$D$11]/2*[.A22]^2" office:value-type="float" office:value="677.333333333333" calcext:value-type="float">
            <text:p>677.3333</text:p>
          </table:table-cell>
          <table:table-cell table:style-name="ce3" table:formula="of:=+[.B22]-[.C22]" office:value-type="float" office:value="1546.66666666667" calcext:value-type="float">
            <text:p>1,546.6667</text:p>
          </table:table-cell>
          <table:table-cell table:style-name="ce3" table:formula="of:=+[.D22]-[.D21]" office:value-type="float" office:value="193.25" calcext:value-type="float">
            <text:p>193.250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style-name="ce2" office:value-type="string" calcext:value-type="string">
            <text:p>mean:</text:p>
          </table:table-cell>
          <table:table-cell table:style-name="ce4" table:formula="of:=+AVERAGE([.E16:.E22])" office:value-type="float" office:value="193.178571428571" calcext:value-type="float">
            <text:p>193.1786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onstant</text:p>
          </table:table-cell>
          <table:table-cell office:value-type="string" calcext:value-type="string">
            <text:p>y=c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 Obs</text:p>
          </table:table-cell>
          <table:table-cell table:style-name="ce1" office:value-type="string" calcext:value-type="string">
            <text:p>y Est</text:p>
          </table:table-cell>
          <table:table-cell table:style-name="ce1" office:value-type="string" calcext:value-type="string">
            <text:p>delta</text:p>
          </table:table-cell>
          <table:table-cell table:style-name="ce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table:formula="of:=+[.$D$11]/2*[.A27]^2+[.$E$23]*[.A27]" office:value-type="float" office:value="203.761904761905" calcext:value-type="float">
            <text:p>203.7619</text:p>
          </table:table-cell>
          <table:table-cell table:style-name="ce3" table:formula="of:=+[.B27]-[.C27]" office:value-type="float" office:value="1.23809523809524" calcext:value-type="float">
            <text:p>1.2381</text:p>
          </table:table-cell>
          <table:table-cell table:style-name="ce7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0" calcext:value-type="float">
            <text:p>430</text:p>
          </table:table-cell>
          <table:table-cell table:formula="of:=+[.$D$11]/2*[.A28]^2+[.$E$23]*[.A28]" office:value-type="float" office:value="428.690476190476" calcext:value-type="float">
            <text:p>428.6905</text:p>
          </table:table-cell>
          <table:table-cell table:style-name="ce3" table:formula="of:=+[.B28]-[.C28]" office:value-type="float" office:value="1.30952380952385" calcext:value-type="float">
            <text:p>1.3095</text:p>
          </table:table-cell>
          <table:table-cell table:style-name="ce8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7" calcext:value-type="float">
            <text:p>677</text:p>
          </table:table-cell>
          <table:table-cell table:formula="of:=+[.$D$11]/2*[.A29]^2+[.$E$23]*[.A29]" office:value-type="float" office:value="674.785714285714" calcext:value-type="float">
            <text:p>674.7857</text:p>
          </table:table-cell>
          <table:table-cell table:style-name="ce3" table:formula="of:=+[.B29]-[.C29]" office:value-type="float" office:value="2.21428571428578" calcext:value-type="float">
            <text:p>2.2143</text:p>
          </table:table-cell>
          <table:table-cell table:style-name="ce8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5" calcext:value-type="float">
            <text:p>945</text:p>
          </table:table-cell>
          <table:table-cell table:formula="of:=+[.$D$11]/2*[.A30]^2+[.$E$23]*[.A30]" office:value-type="float" office:value="942.047619047619" calcext:value-type="float">
            <text:p>942.0476</text:p>
          </table:table-cell>
          <table:table-cell table:style-name="ce3" table:formula="of:=+[.B30]-[.C30]" office:value-type="float" office:value="2.95238095238096" calcext:value-type="float">
            <text:p>2.9524</text:p>
          </table:table-cell>
          <table:table-cell table:style-name="ce8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33" calcext:value-type="float">
            <text:p>1233</text:p>
          </table:table-cell>
          <table:table-cell table:formula="of:=+[.$D$11]/2*[.A31]^2+[.$E$23]*[.A31]" office:value-type="float" office:value="1230.47619047619" calcext:value-type="float">
            <text:p>1,230.4762</text:p>
          </table:table-cell>
          <table:table-cell table:style-name="ce3" table:formula="of:=+[.B31]-[.C31]" office:value-type="float" office:value="2.52380952380963" calcext:value-type="float">
            <text:p>2.5238</text:p>
          </table:table-cell>
          <table:table-cell table:style-name="ce8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2" calcext:value-type="float">
            <text:p>1542</text:p>
          </table:table-cell>
          <table:table-cell table:formula="of:=+[.$D$11]/2*[.A32]^2+[.$E$23]*[.A32]" office:value-type="float" office:value="1540.07142857143" calcext:value-type="float">
            <text:p>1,540.0714</text:p>
          </table:table-cell>
          <table:table-cell table:style-name="ce3" table:formula="of:=+[.B32]-[.C32]" office:value-type="float" office:value="1.92857142857156" calcext:value-type="float">
            <text:p>1.9286</text:p>
          </table:table-cell>
          <table:table-cell table:style-name="ce8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2" calcext:value-type="float">
            <text:p>1872</text:p>
          </table:table-cell>
          <table:table-cell table:formula="of:=+[.$D$11]/2*[.A33]^2+[.$E$23]*[.A33]" office:value-type="float" office:value="1870.83333333333" calcext:value-type="float">
            <text:p>1,870.8333</text:p>
          </table:table-cell>
          <table:table-cell table:style-name="ce3" table:formula="of:=+[.B33]-[.C33]" office:value-type="float" office:value="1.16666666666652" calcext:value-type="float">
            <text:p>1.1667</text:p>
          </table:table-cell>
          <table:table-cell table:style-name="ce8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24" calcext:value-type="float">
            <text:p>2224</text:p>
          </table:table-cell>
          <table:table-cell table:formula="of:=+[.$D$11]/2*[.A34]^2+[.$E$23]*[.A34]" office:value-type="float" office:value="2222.7619047619" calcext:value-type="float">
            <text:p>2,222.7619</text:p>
          </table:table-cell>
          <table:table-cell table:style-name="ce3" table:formula="of:=+[.B34]-[.C34]" office:value-type="float" office:value="1.23809523809541" calcext:value-type="float">
            <text:p>1.2381</text:p>
          </table:table-cell>
          <table:table-cell table:style-name="ce8"/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mean:</text:p>
          </table:table-cell>
          <table:table-cell table:style-name="ce4" table:formula="of:=+AVERAGE([.D27:.D34])" office:value-type="float" office:value="1.82142857142862" calcext:value-type="float">
            <text:p>1.8214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omplet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 Obs</text:p>
          </table:table-cell>
          <table:table-cell table:style-name="ce1" office:value-type="string" calcext:value-type="string">
            <text:p>y Est</text:p>
          </table:table-cell>
          <table:table-cell table:style-name="ce1" office:value-type="string" calcext:value-type="string">
            <text:p>% Er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table:formula="of:=+[.$D$11]/2*[.A40]^2+[.$E$23]*[.A40]+[.$D$35]" office:value-type="float" office:value="205.583333333333" calcext:value-type="float">
            <text:p>205.5833</text:p>
          </table:table-cell>
          <table:table-cell table:style-name="ce5" table:formula="of:=+([.B40]-[.C40])/[.B40]" office:value-type="percentage" office:value="-0.00284552845528474" calcext:value-type="percentage">
            <text:p>-0.2846%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0" calcext:value-type="float">
            <text:p>430</text:p>
          </table:table-cell>
          <table:table-cell table:formula="of:=+[.$D$11]/2*[.A41]^2+[.$E$23]*[.A41]+[.$D$35]" office:value-type="float" office:value="430.511904761905" calcext:value-type="float">
            <text:p>430.5119</text:p>
          </table:table-cell>
          <table:table-cell table:style-name="ce5" table:formula="of:=+([.B41]-[.C41])/[.B41]" office:value-type="percentage" office:value="-0.00119047619047618" calcext:value-type="percentage">
            <text:p>-0.1190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7" calcext:value-type="float">
            <text:p>677</text:p>
          </table:table-cell>
          <table:table-cell table:formula="of:=+[.$D$11]/2*[.A42]^2+[.$E$23]*[.A42]+[.$D$35]" office:value-type="float" office:value="676.607142857143" calcext:value-type="float">
            <text:p>676.6071</text:p>
          </table:table-cell>
          <table:table-cell table:style-name="ce5" table:formula="of:=+([.B42]-[.C42])/[.B42]" office:value-type="percentage" office:value="0.0005802912006752" calcext:value-type="percentage">
            <text:p>0.0580%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5" calcext:value-type="float">
            <text:p>945</text:p>
          </table:table-cell>
          <table:table-cell table:formula="of:=+[.$D$11]/2*[.A43]^2+[.$E$23]*[.A43]+[.$D$35]" office:value-type="float" office:value="943.869047619048" calcext:value-type="float">
            <text:p>943.8690</text:p>
          </table:table-cell>
          <table:table-cell table:style-name="ce5" table:formula="of:=+([.B43]-[.C43])/[.B43]" office:value-type="percentage" office:value="0.00119677500629872" calcext:value-type="percentage">
            <text:p>0.1197%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33" calcext:value-type="float">
            <text:p>1233</text:p>
          </table:table-cell>
          <table:table-cell table:formula="of:=+[.$D$11]/2*[.A44]^2+[.$E$23]*[.A44]+[.$D$35]" office:value-type="float" office:value="1232.29761904762" calcext:value-type="float">
            <text:p>1,232.2976</text:p>
          </table:table-cell>
          <table:table-cell table:style-name="ce5" table:formula="of:=+([.B44]-[.C44])/[.B44]" office:value-type="percentage" office:value="0.000569652029506053" calcext:value-type="percentage">
            <text:p>0.0570%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2" calcext:value-type="float">
            <text:p>1542</text:p>
          </table:table-cell>
          <table:table-cell table:formula="of:=+[.$D$11]/2*[.A45]^2+[.$E$23]*[.A45]+[.$D$35]" office:value-type="float" office:value="1541.89285714286" calcext:value-type="float">
            <text:p>1,541.8929</text:p>
          </table:table-cell>
          <table:table-cell table:style-name="ce5" table:formula="of:=+([.B45]-[.C45])/[.B45]" office:value-type="percentage" office:value="0.0000694830461367637" calcext:value-type="percentage">
            <text:p>0.0069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2" calcext:value-type="float">
            <text:p>1872</text:p>
          </table:table-cell>
          <table:table-cell table:formula="of:=+[.$D$11]/2*[.A46]^2+[.$E$23]*[.A46]+[.$D$35]" office:value-type="float" office:value="1872.65476190476" calcext:value-type="float">
            <text:p>1,872.6548</text:p>
          </table:table-cell>
          <table:table-cell table:style-name="ce5" table:formula="of:=+([.B46]-[.C46])/[.B46]" office:value-type="percentage" office:value="-0.000349765974766108" calcext:value-type="percentage">
            <text:p>-0.0350%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24" calcext:value-type="float">
            <text:p>2224</text:p>
          </table:table-cell>
          <table:table-cell table:formula="of:=+[.$D$11]/2*[.A47]^2+[.$E$23]*[.A47]+[.$D$35]" office:value-type="float" office:value="2224.58333333333" calcext:value-type="float">
            <text:p>2,224.5833</text:p>
          </table:table-cell>
          <table:table-cell table:style-name="ce5" table:formula="of:=+([.B47]-[.C47])/[.B47]" office:value-type="percentage" office:value="-0.000262290167865571" calcext:value-type="percentage">
            <text:p>-0.0262%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omplet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 Obs</text:p>
          </table:table-cell>
          <table:table-cell table:style-name="ce1" office:value-type="string" calcext:value-type="string">
            <text:p>y Est DT</text:p>
          </table:table-cell>
          <table:table-cell table:style-name="ce1" office:value-type="string" calcext:value-type="string">
            <text:p>% Err</text:p>
          </table:table-cell>
          <table:table-cell table:style-name="ce1" office:value-type="string" calcext:value-type="string">
            <text:p>y Est LS</text:p>
          </table:table-cell>
          <table:table-cell table:style-name="ce1" office:value-type="string" calcext:value-type="string">
            <text:p>% Er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table:formula="of:=+[.$D$11]/2*[.A52]^2+[.$E$23]*[.A52]+[.$D$35]" office:value-type="float" office:value="205.583333333333" calcext:value-type="float">
            <text:p>205.5833</text:p>
          </table:table-cell>
          <table:table-cell table:style-name="ce5" table:formula="of:=+([.B52]-[.C52])/[.B52]" office:value-type="percentage" office:value="-0.00284552845528474" calcext:value-type="percentage">
            <text:p>-0.2846%</text:p>
          </table:table-cell>
          <table:table-cell table:formula="of:=+10.4643*[.A52]^2+194.2262*[.A52]+0.1429" office:value-type="float" office:value="204.8334" calcext:value-type="float">
            <text:p>204.8334</text:p>
          </table:table-cell>
          <table:table-cell table:style-name="ce5" table:formula="of:=+([.B52]-[.E52])/[.B52]" office:value-type="percentage" office:value="0.000812682926829211" calcext:value-type="percentage">
            <text:p>0.0813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0" calcext:value-type="float">
            <text:p>430</text:p>
          </table:table-cell>
          <table:table-cell table:formula="of:=+[.$D$11]/2*[.A53]^2+[.$E$23]*[.A53]+[.$D$35]" office:value-type="float" office:value="430.511904761905" calcext:value-type="float">
            <text:p>430.5119</text:p>
          </table:table-cell>
          <table:table-cell table:style-name="ce5" table:formula="of:=+([.B53]-[.C53])/[.B53]" office:value-type="percentage" office:value="-0.00119047619047618" calcext:value-type="percentage">
            <text:p>-0.1190%</text:p>
          </table:table-cell>
          <table:table-cell table:formula="of:=+10.4643*[.A53]^2+194.2262*[.A53]+0.1429" office:value-type="float" office:value="430.4525" calcext:value-type="float">
            <text:p>430.4525</text:p>
          </table:table-cell>
          <table:table-cell table:style-name="ce5" table:formula="of:=+([.B53]-[.E53])/[.B53]" office:value-type="percentage" office:value="-0.00105232558139532" calcext:value-type="percentage">
            <text:p>-0.1052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7" calcext:value-type="float">
            <text:p>677</text:p>
          </table:table-cell>
          <table:table-cell table:formula="of:=+[.$D$11]/2*[.A54]^2+[.$E$23]*[.A54]+[.$D$35]" office:value-type="float" office:value="676.607142857143" calcext:value-type="float">
            <text:p>676.6071</text:p>
          </table:table-cell>
          <table:table-cell table:style-name="ce5" table:formula="of:=+([.B54]-[.C54])/[.B54]" office:value-type="percentage" office:value="0.0005802912006752" calcext:value-type="percentage">
            <text:p>0.0580%</text:p>
          </table:table-cell>
          <table:table-cell table:formula="of:=+10.4643*[.A54]^2+194.2262*[.A54]+0.1429" office:value-type="float" office:value="677.0002" calcext:value-type="float">
            <text:p>677.0002</text:p>
          </table:table-cell>
          <table:table-cell table:style-name="ce5" table:formula="of:=+([.B54]-[.E54])/[.B54]" office:value-type="percentage" office:value="-0.00000029542097481506" calcext:value-type="percentage">
            <text:p>0.000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5" calcext:value-type="float">
            <text:p>945</text:p>
          </table:table-cell>
          <table:table-cell table:formula="of:=+[.$D$11]/2*[.A55]^2+[.$E$23]*[.A55]+[.$D$35]" office:value-type="float" office:value="943.869047619048" calcext:value-type="float">
            <text:p>943.8690</text:p>
          </table:table-cell>
          <table:table-cell table:style-name="ce5" table:formula="of:=+([.B55]-[.C55])/[.B55]" office:value-type="percentage" office:value="0.00119677500629872" calcext:value-type="percentage">
            <text:p>0.1197%</text:p>
          </table:table-cell>
          <table:table-cell table:formula="of:=+10.4643*[.A55]^2+194.2262*[.A55]+0.1429" office:value-type="float" office:value="944.4765" calcext:value-type="float">
            <text:p>944.4765</text:p>
          </table:table-cell>
          <table:table-cell table:style-name="ce5" table:formula="of:=+([.B55]-[.E55])/[.B55]" office:value-type="percentage" office:value="0.000553968253968147" calcext:value-type="percentage">
            <text:p>0.0554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33" calcext:value-type="float">
            <text:p>1233</text:p>
          </table:table-cell>
          <table:table-cell table:formula="of:=+[.$D$11]/2*[.A56]^2+[.$E$23]*[.A56]+[.$D$35]" office:value-type="float" office:value="1232.29761904762" calcext:value-type="float">
            <text:p>1,232.2976</text:p>
          </table:table-cell>
          <table:table-cell table:style-name="ce5" table:formula="of:=+([.B56]-[.C56])/[.B56]" office:value-type="percentage" office:value="0.000569652029506053" calcext:value-type="percentage">
            <text:p>0.0570%</text:p>
          </table:table-cell>
          <table:table-cell table:formula="of:=+10.4643*[.A56]^2+194.2262*[.A56]+0.1429" office:value-type="float" office:value="1232.8814" calcext:value-type="float">
            <text:p>1232.8814</text:p>
          </table:table-cell>
          <table:table-cell table:style-name="ce5" table:formula="of:=+([.B56]-[.E56])/[.B56]" office:value-type="percentage" office:value="0.0000961881589617093" calcext:value-type="percentage">
            <text:p>0.0096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2" calcext:value-type="float">
            <text:p>1542</text:p>
          </table:table-cell>
          <table:table-cell table:formula="of:=+[.$D$11]/2*[.A57]^2+[.$E$23]*[.A57]+[.$D$35]" office:value-type="float" office:value="1541.89285714286" calcext:value-type="float">
            <text:p>1,541.8929</text:p>
          </table:table-cell>
          <table:table-cell table:style-name="ce5" table:formula="of:=+([.B57]-[.C57])/[.B57]" office:value-type="percentage" office:value="0.0000694830461367637" calcext:value-type="percentage">
            <text:p>0.0069%</text:p>
          </table:table-cell>
          <table:table-cell table:formula="of:=+10.4643*[.A57]^2+194.2262*[.A57]+0.1429" office:value-type="float" office:value="1542.2149" calcext:value-type="float">
            <text:p>1542.2149</text:p>
          </table:table-cell>
          <table:table-cell table:style-name="ce5" table:formula="of:=+([.B57]-[.E57])/[.B57]" office:value-type="percentage" office:value="-0.000139364461737966" calcext:value-type="percentage">
            <text:p>-0.0139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2" calcext:value-type="float">
            <text:p>1872</text:p>
          </table:table-cell>
          <table:table-cell table:formula="of:=+[.$D$11]/2*[.A58]^2+[.$E$23]*[.A58]+[.$D$35]" office:value-type="float" office:value="1872.65476190476" calcext:value-type="float">
            <text:p>1,872.6548</text:p>
          </table:table-cell>
          <table:table-cell table:style-name="ce5" table:formula="of:=+([.B58]-[.C58])/[.B58]" office:value-type="percentage" office:value="-0.000349765974766108" calcext:value-type="percentage">
            <text:p>-0.0350%</text:p>
          </table:table-cell>
          <table:table-cell table:formula="of:=+10.4643*[.A58]^2+194.2262*[.A58]+0.1429" office:value-type="float" office:value="1872.477" calcext:value-type="float">
            <text:p>1872.477</text:p>
          </table:table-cell>
          <table:table-cell table:style-name="ce5" table:formula="of:=+([.B58]-[.E58])/[.B58]" office:value-type="percentage" office:value="-0.00025480769230774" calcext:value-type="percentage">
            <text:p>-0.0255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24" calcext:value-type="float">
            <text:p>2224</text:p>
          </table:table-cell>
          <table:table-cell table:formula="of:=+[.$D$11]/2*[.A59]^2+[.$E$23]*[.A59]+[.$D$35]" office:value-type="float" office:value="2224.58333333333" calcext:value-type="float">
            <text:p>2,224.5833</text:p>
          </table:table-cell>
          <table:table-cell table:style-name="ce5" table:formula="of:=+([.B59]-[.C59])/[.B59]" office:value-type="percentage" office:value="-0.000262290167865571" calcext:value-type="percentage">
            <text:p>-0.0262%</text:p>
          </table:table-cell>
          <table:table-cell table:formula="of:=+10.4643*[.A59]^2+194.2262*[.A59]+0.1429" office:value-type="float" office:value="2223.6677" calcext:value-type="float">
            <text:p>2223.6677</text:p>
          </table:table-cell>
          <table:table-cell table:style-name="ce5" table:formula="of:=+([.B59]-[.E59])/[.B59]" office:value-type="percentage" office:value="0.000149415467625914" calcext:value-type="percentage">
            <text:p>0.0149%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mean:</text:p>
          </table:table-cell>
          <table:table-cell table:style-name="ce5" table:formula="of:=+AVERAGE([.D52:.D59])" office:value-type="percentage" office:value="-0.000278982438221983" calcext:value-type="percentage">
            <text:p>-0.0279%</text:p>
          </table:table-cell>
          <table:table-cell/>
          <table:table-cell table:style-name="ce5" table:formula="of:=+AVERAGE([.F52:.F59])" office:value-type="percentage" office:value="0.0000206827063711429" calcext:value-type="percentage">
            <text:p>0.002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1" loext:min-decimal-places="11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3" loext:min-decimal-places="3" number:min-integer-digits="1" number:grouping="true"/>
    </number:number-style>
    <number:number-style style:name="N124">
      <number:number number:decimal-places="4" loext:min-decimal-places="4" number:min-integer-digits="1" number:grouping="true"/>
    </number:number-style>
    <number:number-style style:name="N125">
      <number:number number:decimal-places="5" loext:min-decimal-places="5" number:min-integer-digits="1" number:grouping="true"/>
    </number:number-style>
    <number:percentage-style style:name="N126">
      <number:number number:decimal-places="3" loext:min-decimal-places="3" number:min-integer-digits="1"/>
      <number:text>%</number:text>
    </number:percentage-style>
    <number:percentage-style style:name="N127">
      <number:number number:decimal-places="4" loext:min-decimal-places="4" number:min-integer-digits="1"/>
      <number:text>%</number:text>
    </number:percentage-style>
    <number:percentage-style style:name="N128">
      <number:number number:decimal-places="5" loext:min-decimal-places="5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00:01:32.594506834</meta:creation-date>
    <dc:date>2018-04-20T00:42:49.599616079</dc:date>
    <meta:editing-duration>PT19M9S</meta:editing-duration>
    <meta:editing-cycles>2</meta:editing-cycles>
    <meta:generator>LibreOffice/5.1.6.2$Linux_X86_64 LibreOffice_project/10m0$Build-2</meta:generator>
    <meta:document-statistic meta:table-count="1" meta:cell-count="220" meta:object-count="0"/>
  </office:meta>
</office:document-meta>
</file>